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35cm"/>
    </style:style>
    <style:style style:name="co6" style:family="table-column">
      <style:table-column-properties fo:break-before="auto" style:column-width="0.93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464cm"/>
    </style:style>
    <style:style style:name="co9" style:family="table-column">
      <style:table-column-properties fo:break-before="auto" style:column-width="1.132cm"/>
    </style:style>
    <style:style style:name="co10" style:family="table-column">
      <style:table-column-properties fo:break-before="auto" style:column-width="1.556cm"/>
    </style:style>
    <style:style style:name="co11" style:family="table-column">
      <style:table-column-properties fo:break-before="auto" style:column-width="1.34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SimSun" style:font-name-complex="Lucida Sans"/>
    </style:style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k+maarieppa</text:p>
          </table:table-cell>
          <table:table-cell/>
          <table:table-cell office:value-type="string" calcext:value-type="string">
            <text:p>sjekka</text:p>
          </table:table-cell>
          <table:table-cell table:style-name="ce3"/>
          <table:table-cell table:number-columns-repeated="5"/>
          <table:table-cell office:value-type="string" calcext:value-type="string">
            <text:p>Tl1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naly</text:p>
          </table:table-cell>
          <table:table-cell office:value-type="string" calcext:value-type="string">
            <text:p>o+a</text:p>
          </table:table-cell>
          <table:table-cell office:value-type="string" calcext:value-type="string">
            <text:p>o-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words</text:p>
          </table:table-cell>
          <table:table-cell table:style-name="ce1" office:value-type="float" office:value="6313" calcext:value-type="float">
            <text:p>6313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5"/>
          <table:table-cell office:value-type="string" calcext:value-type="string">
            <text:p>trad</text:p>
          </table:table-cell>
          <table:table-cell table:formula="of:=[.D30]" office:value-type="float" office:value="680" calcext:value-type="float">
            <text:p>680</text:p>
          </table:table-cell>
          <table:table-cell table:style-name="ce4" table:formula="of:=[.F41]" office:value-type="percentage" office:value="0.805882352941176" calcext:value-type="percentage">
            <text:p>80,6%</text:p>
          </table:table-cell>
          <table:table-cell table:style-name="ce4" table:formula="of:=[.F32]" office:value-type="percentage" office:value="0.644117647058824" calcext:value-type="percentage">
            <text:p>64,4%</text:p>
          </table:table-cell>
          <table:table-cell table:style-name="ce4" table:formula="of:=[.F17]" office:value-type="percentage" office:value="0.257411681164566" calcext:value-type="percentage">
            <text:p>25,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man morf</text:p>
          </table:table-cell>
          <table:table-cell table:formula="of:=4636" office:value-type="float" office:value="4636" calcext:value-type="float">
            <text:p>4636</text:p>
          </table:table-cell>
          <table:table-cell office:value-type="string" calcext:value-type="string">
            <text:p>x</text:p>
          </table:table-cell>
          <table:table-cell table:style-name="ce3" table:formula="of:=([.D$2]-[.D3])/[.D$2]" office:value-type="percentage" office:value="0.265642325360367" calcext:value-type="percentage">
            <text:p>26,6%</text:p>
          </table:table-cell>
          <table:table-cell office:value-type="string" calcext:value-type="string">
            <text:p>i ordbok uten analys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d</text:p>
          </table:table-cell>
          <table:table-cell table:formula="of:=[.D16]" office:value-type="float" office:value="5633" calcext:value-type="float">
            <text:p>5633</text:p>
          </table:table-cell>
          <table:table-cell table:style-name="ce4" table:formula="of:=[.F27]" office:value-type="percentage" office:value="0.69980472217291" calcext:value-type="percentage">
            <text:p>70,0%</text:p>
          </table:table-cell>
          <table:table-cell table:style-name="ce4" table:formula="of:=[.F18]" office:value-type="percentage" office:value="0.529380436712231" calcext:value-type="percentage">
            <text:p>52,9%</text:p>
          </table:table-cell>
          <table:table-cell table:style-name="ce4" table:formula="of:=[.F31]" office:value-type="percentage" office:value="0.333823529411765" calcext:value-type="percentage">
            <text:p>33,4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lkkä m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x</text:p>
          </table:table-cell>
          <table:table-cell table:style-name="ce3" table:formula="of:=([.D$2]-[.D4])/[.D$2]" office:value-type="percentage" office:value="0.541739268176778" calcext:value-type="percentage">
            <text:p>54,2%</text:p>
          </table:table-cell>
          <table:table-cell office:value-type="string" calcext:value-type="string">
            <text:p>i ordbok med analysator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f+sprel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x</text:p>
          </table:table-cell>
          <table:table-cell table:style-name="ce3" table:formula="of:=([.D$2]-[.D5])/[.D$2]" office:value-type="percentage" office:value="0.546016157136068" calcext:value-type="percentage">
            <text:p>54,6%</text:p>
          </table:table-cell>
          <table:table-cell office:value-type="string" calcext:value-type="string">
            <text:p>i ordbok med analysator og spellrelax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+sp minus Cmp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5"/>
          <table:table-cell office:value-type="string" calcext:value-type="string">
            <text:p>t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us Cmp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5"/>
          <table:table-cell office:value-type="string" calcext:value-type="string">
            <text:p>orto</text:p>
          </table:table-cell>
          <table:table-cell office:value-type="string" calcext:value-type="string">
            <text:p>dyna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yhdyspart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5"/>
          <table:table-cell table:number-columns-repeated="2" office:value-type="string" calcext:value-type="string">
            <text:p>nei</text:p>
          </table:table-cell>
          <table:table-cell table:style-name="ce4" table:formula="of:=[.F4]" office:value-type="percentage" office:value="0.541739268176778" calcext:value-type="percentage">
            <text:p>54,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l words + cmp</text:p>
          </table:table-cell>
          <table:table-cell table:formula="of:=([.D2]+[.D8]-[.D7])" office:value-type="float" office:value="6517" calcext:value-type="float">
            <text:p>6517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5"/>
          <table:table-cell office:value-type="string" calcext:value-type="string">
            <text:p>ja</text:p>
          </table:table-cell>
          <table:table-cell office:value-type="string" calcext:value-type="string">
            <text:p>nei</text:p>
          </table:table-cell>
          <table:table-cell table:style-name="ce4" table:formula="of:=[.F5]" office:value-type="percentage" office:value="0.546016157136068" calcext:value-type="percentage">
            <text:p>54,6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hdys onl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5"/>
          <table:table-cell table:number-columns-repeated="2" office:value-type="string" calcext:value-type="string">
            <text:p>ja</text:p>
          </table:table-cell>
          <table:table-cell table:style-name="ce4" table:formula="of:=[.F12]" office:value-type="percentage" office:value="0.558846094828909" calcext:value-type="percentage">
            <text:p>55,9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minus Cmp</text:p>
          </table:table-cell>
          <table:table-cell table:formula="of:=[.D6]" office:value-type="float" office:value="2784" calcext:value-type="float">
            <text:p>2784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+ cmp</text:p>
          </table:table-cell>
          <table:table-cell table:formula="of:=[.D11]+[.D10]" office:value-type="float" office:value="2875" calcext:value-type="float">
            <text:p>2875</text:p>
          </table:table-cell>
          <table:table-cell office:value-type="string" calcext:value-type="string">
            <text:p>x</text:p>
          </table:table-cell>
          <table:table-cell table:style-name="ce3" table:formula="of:=([.D9]-[.D12])/[.D9]" office:value-type="percentage" office:value="0.558846094828909" calcext:value-type="percentage">
            <text:p>55,9%</text:p>
          </table:table-cell>
          <table:table-cell office:value-type="string" calcext:value-type="string">
            <text:p>i ordbok med analysator og spellrelax og dynamisk sms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+sp+cmp, no dict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x</text:p>
          </table:table-cell>
          <table:table-cell table:style-name="ce3" table:formula="of:=([.D$2]-[.D13])/[.D$2]" office:value-type="percentage" office:value="0.711230793600507" calcext:value-type="percentage">
            <text:p>71,1%</text:p>
          </table:table-cell>
          <table:table-cell office:value-type="string" calcext:value-type="string">
            <text:p>i analysator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3"/>
          <table:table-cell table:number-columns-repeated="5"/>
          <table:table-cell office:value-type="string" calcext:value-type="string">
            <text:p>t2, tabellteks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k only</text:p>
          </table:table-cell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Dekningsgrad med og uten ortografisk variasjon og dynamisk sammensetning. Forskellene er små fordi teksten inneholder få dynamiske sammensetninger og lite ortografisk variasjon.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words</text:p>
          </table:table-cell>
          <table:table-cell table:style-name="ce1" office:value-type="float" office:value="5633" calcext:value-type="float">
            <text:p>5633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man morf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x</text:p>
          </table:table-cell>
          <table:table-cell table:style-name="ce3" table:formula="of:=([.D$16]-[.D17])/[.D$16]" office:value-type="percentage" office:value="0.257411681164566" calcext:value-type="percentage">
            <text:p>25,7%</text:p>
          </table:table-cell>
          <table:table-cell office:value-type="string" calcext:value-type="string">
            <text:p>i ordbok uten analysator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lkkä m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x</text:p>
          </table:table-cell>
          <table:table-cell table:style-name="ce3" table:formula="of:=([.D$16]-[.D18])/[.D$16]" office:value-type="percentage" office:value="0.529380436712231" calcext:value-type="percentage">
            <text:p>52,9%</text:p>
          </table:table-cell>
          <table:table-cell office:value-type="string" calcext:value-type="string">
            <text:p>i ordbok med analysa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morf+sprel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x</text:p>
          </table:table-cell>
          <table:table-cell table:style-name="ce3" table:formula="of:=([.D$16]-[.D19])/[.D$16]" office:value-type="percentage" office:value="0.5318657908752" calcext:value-type="percentage">
            <text:p>53,2%</text:p>
          </table:table-cell>
          <table:table-cell office:value-type="string" calcext:value-type="string">
            <text:p>i ordbok med analysator og spellrelax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+sp minus Cmp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us Cmp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yhdyspart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l words + cmp</text:p>
          </table:table-cell>
          <table:table-cell table:style-name="ce2" table:formula="of:=([.D16]+[.D22]-[.D21])" office:value-type="float" office:value="5828" calcext:value-type="float">
            <text:p>5828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hdys onl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</text:p>
          </table:table-cell>
          <table:table-cell table:style-name="ce3"/>
          <table:table-cell office:value-type="string" calcext:value-type="string">
            <text:p>cmp vi ikkje klar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utan Cmp</text:p>
          </table:table-cell>
          <table:table-cell table:formula="of:=[.D20]" office:value-type="float" office:value="2558" calcext:value-type="float">
            <text:p>2558</text:p>
          </table:table-cell>
          <table:table-cell office:value-type="string" calcext:value-type="string">
            <text:p>x</text:p>
          </table:table-cell>
          <table:table-cell table:style-name="ce3"/>
          <table:table-cell office:value-type="string" calcext:value-type="string">
            <text:p>non-cmp vi ikkje klar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+ cmp</text:p>
          </table:table-cell>
          <table:table-cell table:formula="of:=[.D25]+[.D24]" office:value-type="float" office:value="2649" calcext:value-type="float">
            <text:p>2649</text:p>
          </table:table-cell>
          <table:table-cell office:value-type="string" calcext:value-type="string">
            <text:p>x</text:p>
          </table:table-cell>
          <table:table-cell table:style-name="ce3" table:formula="of:=([.D23]-[.D26])/[.D23]" office:value-type="percentage" office:value="0.545470144131778" calcext:value-type="percentage">
            <text:p>54,5%</text:p>
          </table:table-cell>
          <table:table-cell office:value-type="string" calcext:value-type="string">
            <text:p>i ordbok med analysator og spellrelax og dynamisk sms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+sp+cmp, no dict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x</text:p>
          </table:table-cell>
          <table:table-cell table:style-name="ce3" table:formula="of:=([.D$16]-[.D27])/[.D$16]" office:value-type="percentage" office:value="0.69980472217291" calcext:value-type="percentage">
            <text:p>70,0%</text:p>
          </table:table-cell>
          <table:table-cell office:value-type="string" calcext:value-type="string">
            <text:p>i analysator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3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aarieppa only</text:p>
          </table:table-cell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words</text:p>
          </table:table-cell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lman morf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x</text:p>
          </table:table-cell>
          <table:table-cell table:style-name="ce3" table:formula="of:=([.D$30]-[.D31])/[.D$30]" office:value-type="percentage" office:value="0.333823529411765" calcext:value-type="percentage">
            <text:p>33,4%</text:p>
          </table:table-cell>
          <table:table-cell office:value-type="string" calcext:value-type="string">
            <text:p>i ordbok uten analysator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lkkä 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x</text:p>
          </table:table-cell>
          <table:table-cell table:style-name="ce3" table:formula="of:=([.D$30]-[.D32])/[.D$30]" office:value-type="percentage" office:value="0.644117647058824" calcext:value-type="percentage">
            <text:p>64,4%</text:p>
          </table:table-cell>
          <table:table-cell office:value-type="string" calcext:value-type="string">
            <text:p>i ordbok med analysator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rf+spre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x</text:p>
          </table:table-cell>
          <table:table-cell table:style-name="ce3" table:formula="of:=([.D$30]-[.D33])/[.D$30]" office:value-type="percentage" office:value="0.663235294117647" calcext:value-type="percentage">
            <text:p>66,3%</text:p>
          </table:table-cell>
          <table:table-cell office:value-type="string" calcext:value-type="string">
            <text:p>i ordbok med analysator og spellrelax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+sp minus Cmp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us C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l yhdyspar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ll words + cmp</text:p>
          </table:table-cell>
          <table:table-cell table:formula="of:=([.D30]+[.D36]-[.D35])" office:value-type="float" office:value="689" calcext:value-type="float">
            <text:p>689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hdys on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utan Cmp</text:p>
          </table:table-cell>
          <table:table-cell table:formula="of:=[.D34]"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+sp + cmp</text:p>
          </table:table-cell>
          <table:table-cell table:formula="of:=[.D39]+[.D38]"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table:style-name="ce3" table:formula="of:=([.D37]-[.D40])/[.D37]" office:value-type="percentage" office:value="0.671988388969521" calcext:value-type="percentage">
            <text:p>67,2%</text:p>
          </table:table-cell>
          <table:table-cell office:value-type="string" calcext:value-type="string">
            <text:p>i ordbok med analysator og spellrelax og dynamisk sms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+sp+cmp, no dic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 table:style-name="ce3" table:formula="of:=([.D$30]-[.D41])/[.D$30]" office:value-type="percentage" office:value="0.805882352941176" calcext:value-type="percentage">
            <text:p>80,6%</text:p>
          </table:table-cell>
          <table:table-cell office:value-type="string" calcext:value-type="string">
            <text:p>i analysator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2">
          <table:table-cell/>
          <table:table-cell office:value-type="string" calcext:value-type="string">
            <text:p>Files:</text:p>
          </table:table-cell>
          <table:table-cell office:value-type="string" calcext:value-type="string">
            <text:p>~/big/langs/fkv/corp/maarieppa.fkv.txt doc/rk_paakirjoitus.txt </text:p>
          </table:table-cell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:</text:p>
          </table:table-cell>
          <table:table-cell office:value-type="string" calcext:value-type="string">
            <text:p>cat doc/rk_paakirjoitus.txt | preprocess|grep '[a-zA-Z]'|wc -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Wordforms in dictionary</text:p>
          </table:table-cell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t doc/rk_paakirjoitus.txt | preprocess | grep '[a-zA-Z]'|lookup ~/main/words/dicts/fkvnob/bin/fkvnob.fst |grep '\?'|wc -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Lemmas in dictionary: no spellrelax, no compounding</text:p>
          </table:table-cell>
          <table:table-cell table:number-columns-repeated="13"/>
        </table:table-row>
        <table:table-row table:style-name="ro2">
          <table:table-cell office:value-type="float" office:value="3.4" calcext:value-type="float">
            <text:p>3,4</text:p>
          </table:table-cell>
          <table:table-cell/>
          <table:table-cell office:value-type="string" calcext:value-type="string">
            <text:p>cat doc/rk_paakirjoitus.txt | preprocess | grep '[a-zA-Z]'|ufkv | cut -f2|cut -d"+" -f1|lookup ~/main/words/dicts/fkvnob/bin/fkvnob.fst |grep '\?'|wc -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with compound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t doc/rk_paakirjoitus.txt | preprocess | grep '[a-zA-Z]'|ufkv |grep -v Cmp| <text:s/>cut -f2|cut -d"+" -f1|lookup ~/main/words/dicts/fkvnob/bin/fkvnob.fst |grep '\?'|wc -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at doc/rk_paakirjoitus.txt | preprocess | grep '[a-zA-Z]'|ufkv |grep <text:s/>Cmp| <text:s/>cut -f2|cut -d"+" -f1|lookup ~/main/words/dicts/fkvnob/bin/fkvnob.fst |grep '\?'|wc -l</text:p>
          </table:table-cell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t doc/rk_paakirjoitus.txt | preprocess | grep '[a-zA-Z]'|ufkv |grep <text:s/>Cmp| cut -f2|tr '#' '\n'|wc -l</text:p>
          </table:table-cell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at doc/rk_paakirjoitus.txt | preprocess | grep '[a-zA-Z]'|ufkv |grep <text:s/>Cmp| cut -f2|tr '#' '\n'|cut -d"+" -f1|lookup ~/main/words/dicts/fkvnob/bin/fkvnob.fst |grep '\?'|wc -l</text:p>
          </table:table-cell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t doc/rk_paakirjoitus.txt | preprocess | grep '[a-zA-Z]'|ufkv |grep <text:s/>Cmp| wc -l</text:p>
          </table:table-cell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t ~/big/langs/fkv/corp/maarieppa.fkv.txt| preprocess | grep '[a-zA-Z]'|ufkv|grep '\?'|wc -l</text:p>
          </table:table-cell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No spellrelax: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ee src/orthography/spellrelax.regex ===== remove the đ/d and ö/ø line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svn revert src/orthography/spellrelax.regex </text:p>
          </table:table-cell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No compound: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at src/morphology/affixes/nouns.lexc | grep -v ' R ' &gt; x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mv x &gt; cat src/morphology/affixes/nouns.lexc</text:p>
          </table:table-cell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2"/>
          <table:table-cell office:value-type="string" calcext:value-type="string">
            <text:p>W = word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a = unknown analyses</text:p>
          </table:table-cell>
          <table:table-cell table:number-columns-repeated="13"/>
        </table:table-row>
        <table:table-row table:style-name="ro3" table:number-rows-repeated="1048509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.00.0000</text:date>, <text:time style:data-style-name="N2" text:time-value="0000-00-00T00:00:01.225840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8T15:06:57.686339000</meta:creation-date>
    <dc:date>2013-08-09T00:38:58.546680000</dc:date>
    <meta:editing-duration>PT49M51S</meta:editing-duration>
    <meta:editing-cycles>5</meta:editing-cycles>
    <meta:generator>LibreOffice/4.1.0.4$MacOSX_x86 LibreOffice_project/89ea49ddacd9aa532507cbf852f2bb22b1ace28</meta:generator>
    <meta:document-statistic meta:table-count="1" meta:cell-count="266" meta:object-count="0"/>
  </office:meta>
</office:document-meta>
</file>